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4pt" style:font-size-asian="14pt" style:font-size-complex="14pt" fo:language="de" fo:country="DE"/>
    </style:style>
    <style:style style:name="P2" style:parent-style-name="Normal" style:family="paragraph">
      <style:text-properties fo:language="de" fo:country="DE"/>
    </style:style>
    <style:style style:name="P3" style:parent-style-name="Normal" style:family="paragraph">
      <style:text-properties fo:font-weight="bold" style:font-weight-asian="bold" fo:font-size="14pt" style:font-size-asian="14pt" style:font-size-complex="14pt" fo:language="de" fo:country="DE"/>
    </style:style>
    <style:style style:name="P4" style:parent-style-name="Normal" style:family="paragraph">
      <style:text-properties fo:language="de" fo:country="DE"/>
    </style:style>
    <style:style style:name="T5" style:parent-style-name="DefaultParagraphFont" style:family="text">
      <style:text-properties fo:font-weight="bold" style:font-weight-asian="bold" fo:language="en" fo:country="GB"/>
    </style:style>
    <style:style style:name="T6" style:parent-style-name="DefaultParagraphFont" style:family="text">
      <style:text-properties fo:language="en" fo:country="GB"/>
    </style:style>
    <style:style style:name="T7" style:parent-style-name="Hyperlink" style:family="text">
      <style:text-properties fo:language="en" fo:country="GB"/>
    </style:style>
    <style:style style:name="T8" style:parent-style-name="DefaultParagraphFont" style:family="text">
      <style:text-properties fo:language="de" fo:country="DE"/>
    </style:style>
    <style:style style:name="T9" style:parent-style-name="DefaultParagraphFont" style:family="text">
      <style:text-properties fo:font-weight="bold" style:font-weight-asian="bold" fo:language="de" fo:country="DE"/>
    </style:style>
    <style:style style:name="T10" style:parent-style-name="DefaultParagraphFont" style:family="text">
      <style:text-properties fo:font-weight="bold" style:font-weight-asian="bold" fo:language="de" fo:country="DE"/>
    </style:style>
    <style:style style:name="T11" style:parent-style-name="Hyperlink" style:family="text">
      <style:text-properties fo:language="de" fo:country="DE"/>
    </style:style>
    <style:style style:name="P12" style:parent-style-name="Normal" style:family="paragraph">
      <style:text-properties fo:language="de" fo:country="DE"/>
    </style:style>
    <style:style style:name="T13" style:parent-style-name="DefaultParagraphFont" style:family="text">
      <style:text-properties fo:font-weight="bold" style:font-weight-asian="bold" fo:language="de" fo:country="DE"/>
    </style:style>
    <style:style style:name="T14" style:parent-style-name="DefaultParagraphFont" style:family="text">
      <style:text-properties fo:font-weight="bold" style:font-weight-asian="bold" fo:language="de" fo:country="DE"/>
    </style:style>
    <style:style style:name="T15" style:parent-style-name="Hyperlink" style:family="text">
      <style:text-properties fo:language="de" fo:country="DE"/>
    </style:style>
    <style:style style:name="P16" style:parent-style-name="Normal" style:family="paragraph">
      <style:text-properties fo:language="de" fo:country="DE"/>
    </style:style>
    <style:style style:name="T17" style:parent-style-name="DefaultParagraphFont" style:family="text">
      <style:text-properties fo:font-weight="bold" style:font-weight-asian="bold" fo:language="de" fo:country="DE"/>
    </style:style>
    <style:style style:name="T18" style:parent-style-name="DefaultParagraphFont" style:family="text">
      <style:text-properties fo:font-weight="bold" style:font-weight-asian="bold" fo:language="de" fo:country="DE"/>
    </style:style>
    <style:style style:name="T19" style:parent-style-name="Hyperlink" style:family="text">
      <style:text-properties fo:language="de" fo:country="DE"/>
    </style:style>
    <style:style style:name="P20" style:parent-style-name="Normal" style:family="paragraph">
      <style:text-properties fo:language="de" fo:country="DE"/>
    </style:style>
    <style:style style:name="T21" style:parent-style-name="DefaultParagraphFont" style:family="text">
      <style:text-properties fo:font-weight="bold" style:font-weight-asian="bold" fo:language="en" fo:country="GB"/>
    </style:style>
    <style:style style:name="T22" style:parent-style-name="DefaultParagraphFont" style:family="text">
      <style:text-properties fo:font-weight="bold" style:font-weight-asian="bold" fo:language="en" fo:country="GB"/>
    </style:style>
    <style:style style:name="T23" style:parent-style-name="DefaultParagraphFont" style:family="text">
      <style:text-properties fo:font-weight="bold" style:font-weight-asian="bold" fo:language="en" fo:country="GB"/>
    </style:style>
    <style:style style:name="T24" style:parent-style-name="Hyperlink" style:family="text">
      <style:text-properties fo:language="en" fo:country="GB"/>
    </style:style>
    <style:style style:name="T25" style:parent-style-name="DefaultParagraphFont" style:family="text">
      <style:text-properties fo:language="de" fo:country="DE"/>
    </style:style>
    <style:style style:name="T26" style:parent-style-name="DefaultParagraphFont" style:family="text">
      <style:text-properties fo:language="de" fo:country="DE"/>
    </style:style>
    <style:style style:name="P27" style:parent-style-name="Normal" style:family="paragraph">
      <style:text-properties fo:font-weight="bold" style:font-weight-asian="bold" fo:font-size="14pt" style:font-size-asian="14pt" style:font-size-complex="14pt" fo:language="en" fo:country="GB"/>
    </style:style>
    <style:style style:name="P28" style:parent-style-name="Normal" style:family="paragraph">
      <style:text-properties fo:font-weight="bold" style:font-weight-asian="bold" fo:language="de" fo:country="DE"/>
    </style:style>
    <style:style style:name="P29" style:parent-style-name="Normal" style:family="paragraph">
      <style:text-properties fo:language="de" fo:country="DE"/>
    </style:style>
    <style:style style:name="P30" style:parent-style-name="Normal" style:family="paragraph">
      <style:text-properties fo:font-weight="bold" style:font-weight-asian="bold" fo:font-size="14pt" style:font-size-asian="14pt" style:font-size-complex="14pt" fo:language="de" fo:country="DE"/>
    </style:style>
    <style:style style:name="P31" style:parent-style-name="Normal" style:family="paragraph">
      <style:text-properties fo:language="de" fo:country="DE"/>
    </style:style>
    <style:style style:name="P32" style:parent-style-name="Normal" style:family="paragraph">
      <style:text-properties fo:font-weight="bold" style:font-weight-asian="bold" fo:language="en" fo:country="GB"/>
    </style:style>
    <style:style style:name="P33" style:parent-style-name="Normal" style:family="paragraph">
      <style:text-properties fo:language="en" fo:country="GB"/>
    </style:style>
    <style:style style:name="P34" style:parent-style-name="Normal" style:family="paragraph">
      <style:text-properties fo:font-weight="bold" style:font-weight-asian="bold" fo:language="en" fo:country="GB"/>
    </style:style>
    <style:style style:name="P35" style:parent-style-name="Normal" style:family="paragraph">
      <style:text-properties fo:language="en" fo:country="GB"/>
    </style:style>
    <style:style style:name="P36" style:parent-style-name="Normal" style:family="paragraph">
      <style:text-properties fo:font-weight="bold" style:font-weight-asian="bold" fo:font-size="14pt" style:font-size-asian="14pt" style:font-size-complex="14pt" fo:language="de" fo:country="DE"/>
    </style:style>
    <style:style style:name="P37" style:parent-style-name="Normal" style:family="paragraph">
      <style:text-properties fo:language="de" fo:country="DE"/>
    </style:style>
    <style:style style:name="P38" style:parent-style-name="Normal" style:family="paragraph">
      <style:text-properties fo:font-weight="bold" style:font-weight-asian="bold" fo:language="en" fo:country="GB"/>
    </style:style>
    <style:style style:name="P39" style:parent-style-name="Normal" style:family="paragraph">
      <style:text-properties fo:language="en" fo:country="GB"/>
    </style:style>
    <style:style style:name="P40" style:parent-style-name="Normal" style:family="paragraph">
      <style:text-properties fo:font-weight="bold" style:font-weight-asian="bold" fo:language="en" fo:country="GB"/>
    </style:style>
    <style:style style:name="P41" style:parent-style-name="Normal" style:family="paragraph">
      <style:text-properties fo:language="en" fo:country="GB"/>
    </style:style>
    <style:style style:name="P42" style:parent-style-name="Normal" style:family="paragraph">
      <style:text-properties fo:font-weight="bold" style:font-weight-asian="bold" fo:font-size="14pt" style:font-size-asian="14pt" fo:language="de" fo:country="DE"/>
    </style:style>
    <style:style style:name="P43" style:parent-style-name="Normal" style:family="paragraph">
      <style:text-properties fo:language="de" fo:country="DE"/>
    </style:style>
    <style:style style:name="P44" style:parent-style-name="Normal" style:family="paragraph">
      <style:text-properties fo:font-weight="bold" style:font-weight-asian="bold" fo:language="en" fo:country="GB"/>
    </style:style>
    <style:style style:name="P45" style:parent-style-name="Normal" style:family="paragraph">
      <style:text-properties fo:language="en" fo:country="DE"/>
    </style:style>
    <style:style style:name="P46" style:parent-style-name="Normal" style:family="paragraph">
      <style:text-properties fo:font-weight="bold" style:font-weight-asian="bold" fo:language="en" fo:country="GB"/>
    </style:style>
    <style:style style:name="P47" style:parent-style-name="Normal" style:family="paragraph">
      <style:text-properties fo:language="en" fo:country="GB"/>
    </style:style>
    <style:style style:name="P48" style:parent-style-name="Normal" style:family="paragraph">
      <style:text-properties fo:font-weight="bold" style:font-weight-asian="bold" fo:font-size="14pt" style:font-size-asian="14pt" fo:language="en" fo:country="GB"/>
    </style:style>
    <style:style style:name="P49" style:parent-style-name="Normal" style:family="paragraph">
      <style:text-properties fo:language="de" fo:country="DE"/>
    </style:style>
    <style:style style:name="P50" style:parent-style-name="Normal" style:family="paragraph">
      <style:text-properties fo:font-weight="bold" style:font-weight-asian="bold" fo:language="de" fo:country="DE"/>
    </style:style>
    <style:style style:name="P51" style:parent-style-name="Normal" style:family="paragraph">
      <style:text-properties fo:language="de" fo:country="DE"/>
    </style:style>
    <style:style style:name="P52" style:parent-style-name="Normal" style:family="paragraph">
      <style:text-properties fo:font-weight="bold" style:font-weight-asian="bold" fo:language="de" fo:country="DE"/>
    </style:style>
    <style:style style:name="P53" style:parent-style-name="Normal" style:family="paragraph">
      <style:text-properties fo:language="en" fo:country="GB"/>
    </style:style>
    <style:style style:name="P54" style:parent-style-name="Normal" style:family="paragraph">
      <style:text-properties fo:font-weight="bold" style:font-weight-asian="bold" fo:font-size="14pt" style:font-size-asian="14pt" fo:language="de" fo:country="DE"/>
    </style:style>
    <style:style style:name="P55" style:parent-style-name="Normal" style:family="paragraph">
      <style:text-properties fo:language="de" fo:country="DE"/>
    </style:style>
    <style:style style:name="P56" style:parent-style-name="Normal" style:family="paragraph">
      <style:text-properties fo:font-weight="bold" style:font-weight-asian="bold" fo:language="en" fo:country="GB"/>
    </style:style>
    <style:style style:name="P57" style:parent-style-name="Normal" style:family="paragraph">
      <style:text-properties fo:language="en" fo:country="DE"/>
    </style:style>
    <style:style style:name="P58" style:parent-style-name="Normal" style:family="paragraph">
      <style:text-properties fo:font-weight="bold" style:font-weight-asian="bold" fo:language="en" fo:country="GB"/>
    </style:style>
    <style:style style:name="P59" style:parent-style-name="Normal" style:family="paragraph">
      <style:text-properties fo:language="en" fo:country="GB"/>
    </style:style>
    <style:style style:name="P60" style:parent-style-name="Normal" style:family="paragraph">
      <style:text-properties fo:font-weight="bold" style:font-weight-asian="bold" fo:font-size="14pt" style:font-size-asian="14pt" fo:language="de" fo:country="DE"/>
    </style:style>
    <style:style style:name="P61" style:parent-style-name="Normal" style:family="paragraph">
      <style:text-properties fo:font-weight="bold" style:font-weight-asian="bold" fo:language="en" fo:country="GB"/>
    </style:style>
    <style:style style:name="P62" style:parent-style-name="Normal" style:family="paragraph">
      <style:text-properties fo:language="en" fo:country="GB"/>
    </style:style>
    <style:style style:name="P63" style:parent-style-name="Normal" style:family="paragraph">
      <style:text-properties fo:font-weight="bold" style:font-weight-asian="bold"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office:automatic-styles>
  <office:body>
    <office:text text:use-soft-page-breaks="true">
      <text:p text:style-name="P1">Technische Dokumentation MusicController</text:p>
      <text:p text:style-name="P2">MusicController ist eine Webanwendung in der der Nutzer ein Piano mit einem<text:s/>herkömmlichen<text:s/>Gamingcontroller bedienen<text:s/>und dabei von einem<text:s/>KI-Generierten Beat begleitet werden kann.</text:p>
      <text:p text:style-name="P3">Eingebundene Libraries</text:p>
      <text:p text:style-name="P4">Die Anwendung verwendet die Libraries Tone.js, teoria.js und Magenta.js und die Gamepad<text:s/>API, sowie die Web Audio API.</text:p>
      <text:p text:style-name="Normal"><text:span text:style-name="T5">Web Audio API</text:span><text:span text:style-name="T6"><text:line-break/></text:span><text:a xlink:href="https://developer.mozilla.org/de/docs/Web/API/Web_Audio_API" office:target-frame-name="_top" xlink:show="replace"><text:span text:style-name="T7">https://developer.mozilla.org/de/docs/Web/API/Web_Audio_API</text:span></text:a></text:p>
      <text:p text:style-name="Normal"><text:span text:style-name="T8">Die Web Audio API stellt Funktionen bereit, die es ermöglichen Sound zu erzeugen und diesen mit einer Reihe verschiedener Audio Nodes zu beeinflussen.</text:span></text:p>
      <text:p text:style-name="Normal"><text:span text:style-name="T9">Tone.js</text:span><text:span text:style-name="T10"><text:line-break/></text:span><text:a xlink:href="https://tonejs.github.io/docs/" office:target-frame-name="_top" xlink:show="replace"><text:span text:style-name="T11">https://tonejs.github.io/docs/</text:span></text:a></text:p>
      <text:p text:style-name="P12">Tone.js baut auf der Web Audio API auf und stellt diverse Objekte wie Player und Synthesizer bereit, die eine harmonisch klingende Tonausgabe vereinfachen. Wie haben dieses Framework verwendet, da es die Zusammenarbeit mit teoria.js enorm vereinfacht. An die Tone.js Player lassen sich neben Frequenzen auch Noten- und Accordnamen übergeben. So war es übersichtlicher eine musiktheoretische Unterstützung für den User in die Software mit einzubauen.</text:p>
      <text:p text:style-name="Normal"><text:span text:style-name="T13">Teoria.js</text:span><text:span text:style-name="T14"><text:line-break/></text:span><text:a xlink:href="https://github.com/saebekassebil/teoria" office:target-frame-name="_top" xlink:show="replace"><text:span text:style-name="T15">https://github.com/saebekassebil/teoria</text:span></text:a></text:p>
      <text:p text:style-name="P16">Teoria.js ist eine Musiktheorie librarie. Sie erlaubt es Noten, Accord und Tonleiter Objekte zu erstellen. Diese auf Basis des jeweiligen anderen zu erstellen und sowohl die Notennamen als auch die Frequenzen und MIDI-Werte der jeweiligen Noten und Accorde zu erhalten.</text:p>
      <text:p text:style-name="Normal"><text:span text:style-name="T17">Magenta.js</text:span><text:span text:style-name="T18"><text:line-break/></text:span><text:a xlink:href="https://tensorflow.github.io/magenta-js/music/" office:target-frame-name="_top" xlink:show="replace"><text:span text:style-name="T19">https://tensorflow.github.io/magenta-js/music/</text:span></text:a></text:p>
      <text:p text:style-name="P20">Magenta.js ist ein Machinelearing Framework von Google, über das sich bereits trainierte ML-Modelle einbinden lassen. Es stellt diverse<text:s/>Objekte und Funktionen wie zum Beispiel NoteSequences bereit. In diesen sind nun alle für die Player nötigen Informationen enthalten um eine Notenfolge zu spielen. Es basiert auf Tone.js, was auch einer der Gründe ist, weshalbe MusicController Tone.js benutzt.</text:p>
      <text:p text:style-name="Normal"><text:span text:style-name="T21">Gamep</text:span><text:span text:style-name="T22">ad API</text:span><text:span text:style-name="T23"><text:line-break/></text:span><text:a xlink:href="https://developer.mozilla.org/en-US/docs/Web/API/Gamepad_API/Using_the_Gamepad_API" office:target-frame-name="_top" xlink:show="replace"><text:span text:style-name="T24">https://developer.mozilla.org/en-US/docs/Web/API/Gamepad_API/Using_the_Gamepad_API</text:span></text:a></text:p>
      <text:p text:style-name="Normal"><text:span text:style-name="T25">Die Gamepad API stellt eine Schnittstelle bereit, die e suns ermöglicht im Browser die Eingaben eines über Bluetooth oder USB angeschlossenen Controllers auszulesen.</text:span><text:span text:style-name="T26"><text:line-break/></text:span></text:p>
      <text:p text:style-name="P27">Aufbau</text:p>
      <text:p text:style-name="P28">index.html</text:p>
      <text:p text:style-name="P29">Die index.html stellt das Grundgerüst für die Benutzeroberfläche dar. Hier Werden die Kontrollelemente für den Klang der Drums und des Pianos dargestellt, so wie ein stilistischer<text:s/><text:soft-page-break/>Controller als SVG Datei. So können<text:s/>über die gamepad.js auf dem echten Controller gedrückte Buttons auch auf dem SVG angezeigt werden.<text:s/></text:p>
      <text:p text:style-name="P30">drums.js</text:p>
      <text:p text:style-name="P31">Die drums.js ist für die Erzeugung und das Abspielen des KI-Generierten Drumbeats zuständig. Hierbei kann der User auf der Website ein Seed-Pattern<text:s/>erstellen. Dieses wird in der drums.js ausgelesen und auf dessen Basis erzeugt die KI nun einen Beat.</text:p>
      <text:p text:style-name="P32">Globale Variablen</text:p>
      <text:p text:style-name="P33">state,<text:s/>Tone,<text:s/>sampleBaseUrl,<text:s/>reverb,<text:s/>context,<text:s/>gainNodeDrums,<text:s/>gainSlider,<text:s/>compressor,<text:s/>compressorSlider,<text:s/>distortionDrums, distortionSlider, filterDrums, filterDrumsSlider,<text:s/>drumCompSwitch, drumEqSwitch, drumMenu, compActive, eqActive, ready, midiDrums, reverseMidiMapping, snarePanner, outputs, drumKit, temperature, rnn, pattern, clock, stepCounter,<text:s/>oneEighth</text:p>
      <text:p text:style-name="P34">Funktionen</text:p>
      <text:p text:style-name="P35">initDrums(), startDrumMachine(), humanizeTime(), getStepVelocity(), tick(), playDrums(), stopDrums(), generatePattern(), toNoteSequenze(), fromNoteSequence(), setSeedPattern, createSeedPattern(), drumSwitches()</text:p>
      <text:p text:style-name="P36">piano.js</text:p>
      <text:p text:style-name="P37">Die piano.js ist für das Abspielen und den Sound des Pianos, das der Nutzer mit seinem Controller steuert, zuständig.</text:p>
      <text:p text:style-name="P38">Globale Variablen</text:p>
      <text:p text:style-name="P39">pianoContext, piano, gainNode, gainSlider, compressor, compressorSlider, distortion,<text:s/>distortionSlider,<text:s/>filter, filterSlider,<text:s/>pianoCompSwitch, pianoEqSwitch, pianoCompSlider, pianoEqslider, compActive, eqActive, notesWhite,<text:s/>notesBlack, sameNotes</text:p>
      <text:p text:style-name="P40">Funktionen</text:p>
      <text:p text:style-name="P41">initPiano(), playNote(), playChord(), makeDistortionCurve(), pianoSwitches()</text:p>
      <text:p text:style-name="P42">gamepad.js</text:p>
      <text:p text:style-name="P43">Die gamepad.js benutzt die Web Gamepad API, mit der es möglich ist über den Webbrowser auf ein angeschlossenes Gamepad zuzugreifen. Gamepad.js lädt sich die aktuelle Controllerbelegung aus der gamepadMappingPS4.json, in der alle Buttons mit Funktionen und benötigten Informationen gespeichert werden.<text:s/>Dieses wird im local storage des Users gespeichert, so dass es beim nächsten starten der Anwendung immer noch vorhanden ist.<text:s/>Auch regelt gamepad.js das Auslesen der Buttons und führt die entsprechenden Aktionen durch. Dadurch hat sie<text:s/>Zugriff auf drums.js und piano.js.</text:p>
      <text:p text:style-name="P44">Globale Variablen</text:p>
      <text:p text:style-name="P45">mapping, update, pressedbuttons, storage, gamepad, beatPlays</text:p>
      <text:p text:style-name="P46">Funktionen</text:p>
      <text:soft-page-break/>
      <text:p text:style-name="P47">initGamepad(), loadMapping(), startGamepad(), stopGamepad(), loop(), startAction(), stopAction(),<text:s/>newPress(), addListener(), changeButtonColor(), setSound()</text:p>
      <text:p text:style-name="P48">pianoConfig.js</text:p>
      <text:p text:style-name="P49">Die pianoConfig.js regelt die Belegung der Controllertasten mit<text:s/>Noten oder Akkorden. Sie erzeugt die entsprechenden Menüs auf der Benutzeroberfläche und gibt die ausgewählten Noten oder Akkorde an gamepad.js, wo diese dann auf das Mapping gelegt werden können.</text:p>
      <text:p text:style-name="P50">Globale Variablen</text:p>
      <text:p text:style-name="P51">configStates</text:p>
      <text:p text:style-name="P52">Funktionen</text:p>
      <text:p text:style-name="P53">getPianoConfigDOMObjects(), getChordBuilder(), createEventListener(), openDropDown(), createList(), clearModal(), selectItem(), closeModal()</text:p>
      <text:p text:style-name="P54">viewController.js</text:p>
      <text:p text:style-name="P55">Die viewController.js regelt sämtliche Steuerungselemente<text:s/>der Anwendung die keinen direkten Einfluss auf den erzeugten Sound haben. So zum Beispiel sich öffnende oder schließende Menüs.</text:p>
      <text:p text:style-name="P56">Globale Variablen</text:p>
      <text:p text:style-name="P57">loading, mainScreen, pianoMenu, pianoMenuOpenBtn, pianoMenuCloseBtn, pianoMenuState, info, drumMenu, drumMenuOpenBtn, drumMenuCloseBtn, drumMenuState</text:p>
      <text:p text:style-name="P58">Funktionen</text:p>
      <text:p text:style-name="P59">initView(), stopLoadin()</text:p>
      <text:p text:style-name="P60">drums.js</text:p>
      <text:p text:style-name="P61">Globale Variablen</text:p>
      <text:p text:style-name="P62">state,<text:s/>Tone,<text:s/>sampleBaseUrl,<text:s/>reverb,<text:s/>context,<text:s/>gainNodeDrums,<text:s/>gainSlider,<text:s/>compressor,<text:s/>compressorSlider,<text:s/>distortionDrums, distortionSlider, filterDrums, filterDrumsSlider,<text:s/>drumCompSwitch, drumEqSwitch, drumMenu, compActive, eqActive, ready, midiDrums, reverseMidiMapping, snarePanner, outputs, drumKit, temperature, rnn, pattern, clock, stepCounter,<text:s/>oneEighth</text:p>
      <text:p text:style-name="P63">Funktionen</text:p>
      <text:p text:style-name="Normal"><text:span text:style-name="T64">initDrums()</text:span><text:span text:style-name="T65">, startDrumMachine(), humanizeTime(), getStepVelocity(), tick(), playDrums(), stopDrums(), generatePattern(), toNoteSequenze(), fromNoteSequence(), setSeedPattern, createSeedPattern(), drumSwitc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ritz Stoll</meta:initial-creator>
    <dc:creator>Moritz Stoll</dc:creator>
    <meta:creation-date>2019-01-07T10:15:00Z</meta:creation-date>
    <dc:date>2019-01-09T07:51:00Z</dc:date>
    <meta:template xlink:href="Normal.dotm" xlink:type="simple"/>
    <meta:editing-cycles>26</meta:editing-cycles>
    <meta:editing-duration>PT4680S</meta:editing-duration>
    <meta:document-statistic meta:page-count="3" meta:paragraph-count="12" meta:word-count="958" meta:character-count="6410" meta:row-count="45" meta:non-whitespace-character-count="5464"/>
  </office:meta>
</office:document-meta>
</file>